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0768" officeooo:paragraph-rsid="000607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Вам необходимо написать программу, которая выполняет сдвиг буквы на k позиций (по юникоду)</text:p>
      <text:p text:style-name="P1"/>
      <text:p text:style-name="P1">Пример: </text:p>
      <text:p text:style-name="P1">k = 1</text:p>
      <text:p text:style-name="P1">abc → bcd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24T01:16:40.666302425</meta:creation-date>
    <dc:date>2020-07-24T01:24:28.429954261</dc:date>
    <meta:editing-duration>PT7M49S</meta:editing-duration>
    <meta:editing-cycles>1</meta:editing-cycles>
    <meta:document-statistic meta:table-count="0" meta:image-count="0" meta:object-count="0" meta:page-count="1" meta:paragraph-count="4" meta:word-count="20" meta:character-count="112" meta:non-whitespace-character-count="95"/>
    <meta:generator>LibreOffice/6.3.5.2$Linux_X86_64 LibreOffice_project/30$Build-2</meta:generator>
  </office:meta>
</office:document-meta>
</file>